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35.297cm" table:align="margins"/>
    </style:style>
    <style:style style:name="Tabela1.A" style:family="table-column">
      <style:table-column-properties style:column-width="8.825cm" style:rel-column-width="16383*"/>
    </style:style>
    <style:style style:name="Tabela1.B" style:family="table-column">
      <style:table-column-properties style:column-width="26.472cm" style:rel-column-width="49152*"/>
    </style:style>
    <style:style style:name="Tabela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35.297cm" table:align="margins"/>
    </style:style>
    <style:style style:name="Tabela2.A" style:family="table-column">
      <style:table-column-properties style:column-width="8.825cm" style:rel-column-width="16383*"/>
    </style:style>
    <style:style style:name="Tabela2.B" style:family="table-column">
      <style:table-column-properties style:column-width="26.472cm" style:rel-column-width="49152*"/>
    </style:style>
    <style:style style:name="Tabela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35.297cm" table:align="margins"/>
    </style:style>
    <style:style style:name="Tabela3.A" style:family="table-column">
      <style:table-column-properties style:column-width="8.825cm" style:rel-column-width="16383*"/>
    </style:style>
    <style:style style:name="Tabela3.B" style:family="table-column">
      <style:table-column-properties style:column-width="26.472cm" style:rel-column-width="49152*"/>
    </style:style>
    <style:style style:name="Tabela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variant="normal" fo:text-transform="none" fo:color="#5f6368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5f6368" fo:letter-spacing="normal" fo:font-style="normal" fo:font-weight="norm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background-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Title:</text:p>
          </table:table-cell>
          <table:table-cell table:style-name="Tabela1.B1" office:value-type="string">
            <text:p text:style-name="P5">InventoryScreen-TC1</text:p>
          </table:table-cell>
        </table:table-row>
        <table:table-row>
          <table:table-cell table:style-name="Tabela1.A2" office:value-type="string">
            <text:p text:style-name="Table_20_Contents">Description:</text:p>
          </table:table-cell>
          <table:table-cell table:style-name="Tabela1.B2" office:value-type="string">
            <text:p text:style-name="Table_20_Contents">User Login, using correct credentials from Main Page list.</text:p>
          </table:table-cell>
        </table:table-row>
        <table:table-row>
          <table:table-cell table:style-name="Tabela1.A2" office:value-type="string">
            <text:p text:style-name="Table_20_Contents">Environment:</text:p>
          </table:table-cell>
          <table:table-cell table:style-name="Tabela1.B2" office:value-type="string">
            <text:p text:style-name="Table_20_Contents">System: Linux Ubuntu 18.04, Browser: Wersja 85.0.4183.121 (64-bit)</text:p>
          </table:table-cell>
        </table:table-row>
        <table:table-row>
          <table:table-cell table:style-name="Tabela1.A2" office:value-type="string">
            <text:p text:style-name="Table_20_Contents">Prerequisites:</text:p>
          </table:table-cell>
          <table:table-cell table:style-name="Tabela1.B2" office:value-type="string">
            <text:p text:style-name="Table_20_Contents">registered user, valid credentials</text:p>
          </table:table-cell>
        </table:table-row>
        <table:table-row>
          <table:table-cell table:style-name="Tabela1.A2" office:value-type="string">
            <text:p text:style-name="Table_20_Contents">Test type:</text:p>
          </table:table-cell>
          <table:table-cell table:style-name="Tabela1.B2" office:value-type="string">
            <text:p text:style-name="Table_20_Contents">positive</text:p>
          </table:table-cell>
        </table:table-row>
        <table:table-row>
          <table:table-cell table:style-name="Tabela1.A2" office:value-type="string">
            <text:p text:style-name="Table_20_Contents">Test Steps: </text:p>
          </table:table-cell>
          <table:table-cell table:style-name="Tabela1.B2" office:value-type="string">
            <text:p text:style-name="Table_20_Contents">1. Open url: www.saucedemo.com.</text:p>
            <text:p text:style-name="Table_20_Contents">2. Type „standard_user” in „Username” field.</text:p>
            <text:p text:style-name="Table_20_Contents">3. Type „secret_sauce” in „Password” field.</text:p>
            <text:p text:style-name="Table_20_Contents">4. Click LOGIN button.</text:p>
          </table:table-cell>
        </table:table-row>
        <table:table-row>
          <table:table-cell table:style-name="Tabela1.A2" office:value-type="string">
            <text:p text:style-name="Table_20_Contents">Expected result:</text:p>
          </table:table-cell>
          <table:table-cell table:style-name="Tabela1.B2" office:value-type="string">
            <text:p text:style-name="Table_20_Contents">User can login, Browser goes to „inventory”: <text:a xlink:type="simple" xlink:href="http://www.saucedemo.com/inventory.html" text:style-name="Internet_20_link" text:visited-style-name="Visited_20_Internet_20_Link">www.saucedemo.com/inventory.html</text:a>, all inventory items are visible.</text:p>
          </table:table-cell>
        </table:table-row>
        <table:table-row>
          <table:table-cell table:style-name="Tabela1.A2" office:value-type="string">
            <text:p text:style-name="Table_20_Contents">Actual result:</text:p>
          </table:table-cell>
          <table:table-cell table:style-name="Tabela1.B2" office:value-type="string">
            <text:p text:style-name="Table_20_Contents">User logs in, actual url is: <text:a xlink:type="simple" xlink:href="http://www.saucedemo.com/inventory.html" text:style-name="Internet_20_link" text:visited-style-name="Visited_20_Internet_20_Link">www.saucedemo.com/inventory.html</text:a>, all inventory items are visible with pictures.</text:p>
          </table:table-cell>
        </table:table-row>
        <table:table-row>
          <table:table-cell table:style-name="Tabela1.A2" office:value-type="string">
            <text:p text:style-name="Table_20_Contents">Test Result:</text:p>
          </table:table-cell>
          <table:table-cell table:style-name="Tabela1.B2" office:value-type="string">
            <text:p text:style-name="Table_20_Contents">pass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Title:InventoryScreen-TC</text:p>
          </table:table-cell>
          <table:table-cell table:style-name="Tabela2.B1" office:value-type="string">
            <text:p text:style-name="P2">InventoryScreen-TC</text:p>
          </table:table-cell>
        </table:table-row>
        <table:table-row>
          <table:table-cell table:style-name="Tabela2.A2" office:value-type="string">
            <text:p text:style-name="P1">Description:</text:p>
          </table:table-cell>
          <table:table-cell table:style-name="Tabela2.B2" office:value-type="string">
            <text:p text:style-name="P1">User Login, using correct credentials from Main Page list.</text:p>
          </table:table-cell>
        </table:table-row>
        <table:table-row>
          <table:table-cell table:style-name="Tabela2.A2" office:value-type="string">
            <text:p text:style-name="P1">Environment:</text:p>
          </table:table-cell>
          <table:table-cell table:style-name="Tabela2.B2" office:value-type="string">
            <text:p text:style-name="P1">System: Linux Ubuntu 18.04, Browser: <text:span text:style-name="T1">Wersja 85.0.4183.121 (64-bit)</text:span></text:p>
          </table:table-cell>
        </table:table-row>
        <table:table-row>
          <table:table-cell table:style-name="Tabela2.A2" office:value-type="string">
            <text:p text:style-name="P1">Prerequisites:</text:p>
          </table:table-cell>
          <table:table-cell table:style-name="Tabela2.B2" office:value-type="string">
            <text:p text:style-name="P3">registered user, valid credentials</text:p>
          </table:table-cell>
        </table:table-row>
        <table:table-row>
          <table:table-cell table:style-name="Tabela2.A2" office:value-type="string">
            <text:p text:style-name="P1">Test type:</text:p>
          </table:table-cell>
          <table:table-cell table:style-name="Tabela2.B2" office:value-type="string">
            <text:p text:style-name="P1">positive</text:p>
          </table:table-cell>
        </table:table-row>
        <table:table-row>
          <table:table-cell table:style-name="Tabela2.A2" office:value-type="string">
            <text:p text:style-name="P1">Test Steps: </text:p>
          </table:table-cell>
          <table:table-cell table:style-name="Tabela2.B2" office:value-type="string">
            <text:p text:style-name="Table_20_Contents"><text:span text:style-name="T2">1. Open url: </text:span><text:a xlink:type="simple" xlink:href="http://www.saucedemo.com/" text:style-name="Internet_20_link" text:visited-style-name="Visited_20_Internet_20_Link"><text:span text:style-name="T2">www.saucedemo.com</text:span></text:a><text:span text:style-name="T2">.</text:span></text:p>
            <text:p text:style-name="P1">2. Type „problem_user” in „Username” field.</text:p>
            <text:p text:style-name="P1">3. Type „secret_sauce” in „Password” field.</text:p>
            <text:p text:style-name="P1">4. Click LOGIN button.</text:p>
          </table:table-cell>
        </table:table-row>
        <table:table-row>
          <table:table-cell table:style-name="Tabela2.A2" office:value-type="string">
            <text:p text:style-name="P1">Expected result:</text:p>
          </table:table-cell>
          <table:table-cell table:style-name="Tabela2.B2" office:value-type="string">
            <text:p text:style-name="P1">User can login, Browser goes to „inventory”: <text:a xlink:type="simple" xlink:href="http://www.saucedemo.com/inventory.html" text:style-name="Internet_20_link" text:visited-style-name="Visited_20_Internet_20_Link">www.saucedemo.com/inventory.html</text:a>, all inventory items are visible.</text:p>
          </table:table-cell>
        </table:table-row>
        <table:table-row>
          <table:table-cell table:style-name="Tabela2.A2" office:value-type="string">
            <text:p text:style-name="P1">Actual result:</text:p>
          </table:table-cell>
          <table:table-cell table:style-name="Tabela2.B2" office:value-type="string">
            <text:p text:style-name="P1">User logs in, actual url is: <text:a xlink:type="simple" xlink:href="http://www.saucedemo.com/inventory.html.i" text:style-name="Internet_20_link" text:visited-style-name="Visited_20_Internet_20_Link">www.saucedemo.com/inventory.html.i</text:a> tems description is visible, but product pictures aren't displayed</text:p>
          </table:table-cell>
        </table:table-row>
        <table:table-row>
          <table:table-cell table:style-name="Tabela2.A2" office:value-type="string">
            <text:p text:style-name="P1">Test Result:</text:p>
          </table:table-cell>
          <table:table-cell table:style-name="Tabela2.B2" office:value-type="string">
            <text:p text:style-name="P1"><text:span text:style-name="T3">Fail</text:span>: bug report file: InventoryStoreIssue1.png, log file:Inventory-Issue1Logs.txt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Title:</text:p>
          </table:table-cell>
          <table:table-cell table:style-name="Tabela3.B1" office:value-type="string">
            <text:p text:style-name="P2">InventoryScreen-TC3</text:p>
          </table:table-cell>
        </table:table-row>
        <table:table-row>
          <table:table-cell table:style-name="Tabela3.A2" office:value-type="string">
            <text:p text:style-name="P1">Description:</text:p>
          </table:table-cell>
          <table:table-cell table:style-name="Tabela3.B2" office:value-type="string">
            <text:p text:style-name="P1">User Login, using correct credentials from Main Page list.</text:p>
          </table:table-cell>
        </table:table-row>
        <table:table-row>
          <table:table-cell table:style-name="Tabela3.A2" office:value-type="string">
            <text:p text:style-name="P1">Environment:</text:p>
          </table:table-cell>
          <table:table-cell table:style-name="Tabela3.B2" office:value-type="string">
            <text:p text:style-name="P1">System: Linux Ubuntu 18.04, Browser: <text:span text:style-name="T1">Wersja 85.0.4183.121 (64-bit)</text:span></text:p>
          </table:table-cell>
        </table:table-row>
        <table:table-row>
          <table:table-cell table:style-name="Tabela3.A2" office:value-type="string">
            <text:p text:style-name="P1">Prerequisites:</text:p>
          </table:table-cell>
          <table:table-cell table:style-name="Tabela3.B2" office:value-type="string">
            <text:p text:style-name="P3">registered user, valid credentials</text:p>
          </table:table-cell>
        </table:table-row>
        <table:table-row>
          <table:table-cell table:style-name="Tabela3.A2" office:value-type="string">
            <text:p text:style-name="P1">Test type:</text:p>
          </table:table-cell>
          <table:table-cell table:style-name="Tabela3.B2" office:value-type="string">
            <text:p text:style-name="P1">positive</text:p>
          </table:table-cell>
        </table:table-row>
        <table:table-row>
          <table:table-cell table:style-name="Tabela3.A2" office:value-type="string">
            <text:p text:style-name="P1">Test Steps: </text:p>
          </table:table-cell>
          <table:table-cell table:style-name="Tabela3.B2" office:value-type="string">
            <text:p text:style-name="Table_20_Contents"><text:span text:style-name="T2">1. Open url: </text:span><text:a xlink:type="simple" xlink:href="http://www.saucedemo.com/" text:style-name="Internet_20_link" text:visited-style-name="Visited_20_Internet_20_Link"><text:span text:style-name="T2">www.saucedemo.com</text:span></text:a><text:span text:style-name="T2">.</text:span></text:p>
            <text:p text:style-name="P1">2. Type „performance_glitch_user” in „Username” field.</text:p>
            <text:p text:style-name="P1">3. Type „secret_sauce” in „Password” field.</text:p>
            <text:p text:style-name="P1">4. Click LOGIN button.</text:p>
          </table:table-cell>
        </table:table-row>
        <table:table-row>
          <table:table-cell table:style-name="Tabela3.A2" office:value-type="string">
            <text:p text:style-name="P1">Expected result:</text:p>
          </table:table-cell>
          <table:table-cell table:style-name="Tabela3.B2" office:value-type="string">
            <text:p text:style-name="P1">User can login, Browser goes to „inventory”: <text:a xlink:type="simple" xlink:href="http://www.saucedemo.com/inventory.html" text:style-name="Internet_20_link" text:visited-style-name="Visited_20_Internet_20_Link">www.saucedemo.com/inventory.html</text:a>, all inventory items are visible.</text:p>
          </table:table-cell>
        </table:table-row>
        <table:table-row>
          <table:table-cell table:style-name="Tabela3.A2" office:value-type="string">
            <text:p text:style-name="P1">Actual result:</text:p>
          </table:table-cell>
          <table:table-cell table:style-name="Tabela3.B2" office:value-type="string">
            <text:p text:style-name="P1">User logs in, actual url is: <text:a xlink:type="simple" xlink:href="http://www.saucedemo.com/inventory.html" text:style-name="Internet_20_link" text:visited-style-name="Visited_20_Internet_20_Link">www.saucedemo.com/inventory.html</text:a>, all inventory items are visible with pictures.</text:p>
          </table:table-cell>
        </table:table-row>
        <table:table-row>
          <table:table-cell table:style-name="Tabela3.A2" office:value-type="string">
            <text:p text:style-name="P1">Test Result:</text:p>
          </table:table-cell>
          <table:table-cell table:style-name="Tabela3.B2" office:value-type="string">
            <text:p text:style-name="P1">pas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Kierepka</meta:initial-creator>
    <meta:creation-date>2020-11-06T09:33:16</meta:creation-date>
    <dc:date>2020-11-19T14:47:50</dc:date>
    <dc:creator>Dawid Kierepka</dc:creator>
    <meta:editing-duration>PT59M6S</meta:editing-duration>
    <meta:editing-cycles>14</meta:editing-cycles>
    <meta:generator>OpenOffice/4.1.3$Unix OpenOffice.org_project/413m1$Build-9783</meta:generator>
    <meta:document-statistic meta:table-count="3" meta:image-count="0" meta:object-count="0" meta:page-count="1" meta:paragraph-count="63" meta:word-count="263" meta:character-count="2097"/>
  </office:meta>
</office:document-meta>
</file>